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231f20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3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3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1.7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4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1.3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3.44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08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3.07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2.78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9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2.81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3.63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6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4.5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3.46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4.30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2.0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57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3.50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4.01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3.36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59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2.1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3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3.44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1.9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4.19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1.54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63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2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4.22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3.09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2.69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3.41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06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2.9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90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05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9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4.53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1.25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99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03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34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2.6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65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51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2.98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4.39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3.0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941cm" fo:padding-top="0cm" fo:padding-bottom="0cm" fo:padding-left="0cm" fo:padding-right="0cm"/>
    </style:style>
    <style:style style:name="gr54" style:family="graphic" style:parent-style-name="standard">
      <style:graphic-properties draw:stroke="dash" svg:stroke-width="0.035cm" svg:stroke-color="#231f20" draw:fill="solid" draw:fill-color="#ffffff" fo:padding-top="0.017cm" fo:padding-bottom="0.017cm" fo:padding-left="0.017cm" fo:padding-right="0.017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43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4.09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4.81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4.36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81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4.38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1.57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.85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3.73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3.91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2.62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3.78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1.22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85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1.59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3.92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1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2.867cm" fo:padding-top="0cm" fo:padding-bottom="0cm" fo:padding-left="0cm" fo:padding-right="0cm"/>
    </style:style>
    <style:style style:name="gr73" style:family="graphic" style:parent-style-name="standard">
      <style:graphic-properties draw:stroke="solid" svg:stroke-width="0.035cm" svg:stroke-color="#231f20" draw:fill="none" fo:padding-top="0.017cm" fo:padding-bottom="0.017cm" fo:padding-left="0.017cm" fo:padding-right="0.017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1.9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1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61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94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9.35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9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65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7cm" fo:min-width="0.25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7cm" fo:min-width="0.59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4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24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581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0.59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0.592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3.96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84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3.56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3.24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4.58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4.07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0.2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0.90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6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color="#231f20" fo:font-family="MyriadPro" fo:font-size="12pt" style:font-size-asian="12pt" style:font-family-complex="MyriadPro" style:font-size-complex="12pt"/>
    </style:style>
    <style:style style:name="T2" style:family="text">
      <style:text-properties fo:color="#231f20" fo:font-family="MyriadPro" fo:font-size="8pt" style:font-size-asian="8pt" style:font-family-complex="MyriadPro" style:font-size-complex="8pt"/>
    </style:style>
    <style:style style:name="T3" style:family="text">
      <style:text-properties fo:color="#231f20" fo:font-family="MyriadPro" fo:font-size="14pt" fo:font-weight="bold" style:font-size-asian="14pt" style:font-weight-asian="bold" style:font-family-complex="MyriadPro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3.935cm" svg:height="1.942cm" svg:x="12.192cm" svg:y="10.123cm" svg:viewBox="0 0 3936 1943" svg:d="m3936 1435c0 280-228 508-508 508h-2920c-281 0-508-228-508-508v-927c0-281 227-508 508-508h2920c280 0 508 227 508 508z">
          <text:p/>
        </draw:path>
        <draw:frame draw:style-name="gr2" draw:text-style-name="P1" draw:layer="layout" svg:width="2.631cm" svg:height="0.556cm" svg:x="12.975cm" svg:y="10.341cm">
          <draw:text-box>
            <text:p text:style-name="P1"><text:span text:style-name="T1">Multimedia</text:span></text:p>
          </draw:text-box>
        </draw:frame>
        <draw:frame draw:style-name="gr3" draw:text-style-name="P1" draw:layer="layout" svg:width="3.493cm" svg:height="0.371cm" svg:x="12.73cm" svg:y="11.044cm">
          <draw:text-box>
            <text:p text:style-name="P1"><text:span text:style-name="T2">Images, video, sound,</text:span></text:p>
          </draw:text-box>
        </draw:frame>
        <draw:path draw:style-name="gr1" draw:layer="layout" svg:width="3.935cm" svg:height="1.942cm" svg:x="7.6cm" svg:y="10.123cm" svg:viewBox="0 0 3936 1943" svg:d="m3936 1435c0 280-228 508-508 508h-2920c-281 0-508-228-508-508v-927c0-281 227-508 508-508h2920c280 0 508 227 508 508z">
          <text:p/>
        </draw:path>
        <draw:frame draw:style-name="gr4" draw:text-style-name="P1" draw:layer="layout" svg:width="1.764cm" svg:height="0.371cm" svg:x="13.399cm" svg:y="11.422cm">
          <draw:text-box>
            <text:p text:style-name="P1"><text:span text:style-name="T2">documents</text:span></text:p>
          </draw:text-box>
        </draw:frame>
        <draw:frame draw:style-name="gr5" draw:text-style-name="P1" draw:layer="layout" svg:width="3.147cm" svg:height="0.556cm" svg:x="8.215cm" svg:y="10.341cm">
          <draw:text-box>
            <text:p text:style-name="P1"><text:span text:style-name="T1">DNA [SeqDB]</text:span></text:p>
          </draw:text-box>
        </draw:frame>
        <draw:frame draw:style-name="gr6" draw:text-style-name="P1" draw:layer="layout" svg:width="1.315cm" svg:height="0.371cm" svg:x="9.025cm" svg:y="11.044cm">
          <draw:text-box>
            <text:p text:style-name="P1"><text:span text:style-name="T2">[SeqDB]</text:span></text:p>
          </draw:text-box>
        </draw:frame>
        <draw:path draw:style-name="gr1" draw:layer="layout" svg:width="3.935cm" svg:height="1.942cm" svg:x="3.088cm" svg:y="12.75cm" svg:viewBox="0 0 3936 1943" svg:d="m3936 1435c0 280-228 508-508 508h-2920c-281 0-508-228-508-508v-927c0-281 227-508 508-508h2920c280 0 508 227 508 508z">
          <text:p/>
        </draw:path>
        <draw:frame draw:style-name="gr7" draw:text-style-name="P1" draw:layer="layout" svg:width="3.441cm" svg:height="0.371cm" svg:x="8.137cm" svg:y="11.422cm">
          <draw:text-box>
            <text:p text:style-name="P1"><text:span text:style-name="T2">DNA sequences, LIMS</text:span></text:p>
          </draw:text-box>
        </draw:frame>
        <draw:frame draw:style-name="gr8" draw:text-style-name="P1" draw:layer="layout" svg:width="1.082cm" svg:height="0.556cm" svg:x="4.56cm" svg:y="12.967cm">
          <draw:text-box>
            <text:p text:style-name="P1"><text:span text:style-name="T1">User</text:span></text:p>
          </draw:text-box>
        </draw:frame>
        <draw:frame draw:style-name="gr9" draw:text-style-name="P1" draw:layer="layout" svg:width="3.076cm" svg:height="0.371cm" svg:x="3.805cm" svg:y="13.67cm">
          <draw:text-box>
            <text:p text:style-name="P1"><text:span text:style-name="T2">Roles, permissions,</text:span></text:p>
          </draw:text-box>
        </draw:frame>
        <draw:path draw:style-name="gr1" draw:layer="layout" svg:width="3.935cm" svg:height="1.942cm" svg:x="7.644cm" svg:y="12.75cm" svg:viewBox="0 0 3936 1943" svg:d="m3936 1435c0 280-229 508-508 508h-2920c-281 0-508-228-508-508v-927c0-281 227-508 508-508h2920c279 0 508 227 508 508z">
          <text:p/>
        </draw:path>
        <draw:frame draw:style-name="gr10" draw:text-style-name="P1" draw:layer="layout" svg:width="2.782cm" svg:height="0.37cm" svg:x="3.904cm" svg:y="14.049cm">
          <draw:text-box>
            <text:p text:style-name="P1"><text:span text:style-name="T2">interface settings</text:span></text:p>
          </draw:text-box>
        </draw:frame>
        <draw:frame draw:style-name="gr11" draw:text-style-name="P1" draw:layer="layout" svg:width="3.091cm" svg:height="0.556cm" svg:x="8.296cm" svg:y="12.967cm">
          <draw:text-box>
            <text:p text:style-name="P1"><text:span text:style-name="T1">Taxon Profile</text:span></text:p>
          </draw:text-box>
        </draw:frame>
        <draw:frame draw:style-name="gr12" draw:text-style-name="P1" draw:layer="layout" svg:width="2.816cm" svg:height="0.371cm" svg:x="8.451cm" svg:y="13.67cm">
          <draw:text-box>
            <text:p text:style-name="P1"><text:span text:style-name="T2">Text presentation</text:span></text:p>
          </draw:text-box>
        </draw:frame>
        <draw:path draw:style-name="gr1" draw:layer="layout" svg:width="3.935cm" svg:height="1.942cm" svg:x="3.088cm" svg:y="10.123cm" svg:viewBox="0 0 3936 1943" svg:d="m3936 1435c0 280-228 508-508 508h-2920c-281 0-508-228-508-508v-927c0-281 227-508 508-508h2920c280 0 508 227 508 508z">
          <text:p/>
        </draw:path>
        <draw:frame draw:style-name="gr13" draw:text-style-name="P1" draw:layer="layout" svg:width="3.635cm" svg:height="0.37cm" svg:x="8.106cm" svg:y="14.049cm">
          <draw:text-box>
            <text:p text:style-name="P1"><text:span text:style-name="T2">[Species Profile Model]</text:span></text:p>
          </draw:text-box>
        </draw:frame>
        <draw:frame draw:style-name="gr14" draw:text-style-name="P1" draw:layer="layout" svg:width="4.461cm" svg:height="0.556cm" svg:x="3.163cm" svg:y="10.341cm">
          <draw:text-box>
            <text:p text:style-name="P1"><text:span text:style-name="T1">Taxonomy [PlutoF]</text:span></text:p>
          </draw:text-box>
        </draw:frame>
        <draw:frame draw:style-name="gr15" draw:text-style-name="P1" draw:layer="layout" svg:width="4.516cm" svg:height="0.371cm" svg:x="3.219cm" svg:y="11.044cm">
          <draw:text-box>
            <text:p text:style-name="P1"><text:span text:style-name="T2">Scientific names, vernacular</text:span></text:p>
          </draw:text-box>
        </draw:frame>
        <draw:path draw:style-name="gr1" draw:layer="layout" svg:width="3.891cm" svg:height="1.883cm" svg:x="2.4cm" svg:y="23.856cm" svg:viewBox="0 0 3892 1884" svg:d="m3892 1392c0 272-225 492-502 492h-2886c-278 0-504-220-504-492v-899c0-273 226-493 504-493h2886c277 0 502 220 502 493z">
          <text:p/>
        </draw:path>
        <draw:frame draw:style-name="gr16" draw:text-style-name="P1" draw:layer="layout" svg:width="3.466cm" svg:height="0.371cm" svg:x="3.64cm" svg:y="11.422cm">
          <draw:text-box>
            <text:p text:style-name="P1"><text:span text:style-name="T2">names, synonyms etc</text:span></text:p>
          </draw:text-box>
        </draw:frame>
        <draw:frame draw:style-name="gr17" draw:text-style-name="P1" draw:layer="layout" svg:width="4.302cm" svg:height="0.539cm" svg:x="2.543cm" svg:y="24.068cm">
          <draw:text-box>
            <text:p text:style-name="P1"><text:span text:style-name="T1">Coll. Search Portal</text:span></text:p>
          </draw:text-box>
        </draw:frame>
        <draw:frame draw:style-name="gr18" draw:text-style-name="P1" draw:layer="layout" svg:width="2.05cm" svg:height="0.359cm" svg:x="3.522cm" svg:y="24.75cm">
          <draw:text-box>
            <text:p text:style-name="P1"><text:span text:style-name="T2">[naturarv.se]</text:span></text:p>
          </draw:text-box>
        </draw:frame>
        <draw:path draw:style-name="gr1" draw:layer="layout" svg:width="3.817cm" svg:height="1.885cm" svg:x="6.862cm" svg:y="16.982cm" svg:viewBox="0 0 3818 1886" svg:d="m3818 1393c0 271-221 493-493 493h-2832c-273 0-493-222-493-493v-899c0-273 220-494 493-494h2832c272 0 493 221 493 494z">
          <text:p/>
        </draw:path>
        <draw:frame draw:style-name="gr19" draw:text-style-name="P1" draw:layer="layout" svg:width="3.573cm" svg:height="0.359cm" svg:x="2.833cm" svg:y="25.118cm">
          <draw:text-box>
            <text:p text:style-name="P1"><text:span text:style-name="T2">Public collection portal</text:span></text:p>
          </draw:text-box>
        </draw:frame>
        <draw:frame draw:style-name="gr20" draw:text-style-name="P1" draw:layer="layout" svg:width="3.508cm" svg:height="0.539cm" svg:x="7.277cm" svg:y="17.194cm">
          <draw:text-box>
            <text:p text:style-name="P1"><text:span text:style-name="T1">DINA Data Tool</text:span></text:p>
          </draw:text-box>
        </draw:frame>
        <draw:frame draw:style-name="gr21" draw:text-style-name="P1" draw:layer="layout" svg:width="4.019cm" svg:height="0.36cm" svg:x="7.104cm" svg:y="17.875cm">
          <draw:text-box>
            <text:p text:style-name="P1"><text:span text:style-name="T2">UI for batch upload, batch</text:span></text:p>
          </draw:text-box>
        </draw:frame>
        <draw:path draw:style-name="gr1" draw:layer="layout" svg:width="3.817cm" svg:height="1.883cm" svg:x="16.176cm" svg:y="19.683cm" svg:viewBox="0 0 3818 1884" svg:d="m3818 1392c0 272-221 492-493 492h-2832c-273 0-493-220-493-492v-899c0-272 220-493 493-493h2832c272 0 493 221 493 493z">
          <text:p/>
        </draw:path>
        <draw:frame draw:style-name="gr22" draw:text-style-name="P1" draw:layer="layout" svg:width="3.362cm" svg:height="0.36cm" svg:x="7.375cm" svg:y="18.243cm">
          <draw:text-box>
            <text:p text:style-name="P1"><text:span text:style-name="T2">editing, data cleaning</text:span></text:p>
          </draw:text-box>
        </draw:frame>
        <draw:frame draw:style-name="gr23" draw:text-style-name="P1" draw:layer="layout" svg:width="2.599cm" svg:height="0.539cm" svg:x="16.972cm" svg:y="19.895cm">
          <draw:text-box>
            <text:p text:style-name="P1"><text:span text:style-name="T1">Biol Survey</text:span></text:p>
          </draw:text-box>
        </draw:frame>
        <draw:frame draw:style-name="gr24" draw:text-style-name="P1" draw:layer="layout" svg:width="2.193cm" svg:height="0.359cm" svg:x="17.179cm" svg:y="20.577cm">
          <draw:text-box>
            <text:p text:style-name="P1"><text:span text:style-name="T2">[naturfynd.se]</text:span></text:p>
          </draw:text-box>
        </draw:frame>
        <draw:path draw:style-name="gr1" draw:layer="layout" svg:width="3.891cm" svg:height="1.883cm" svg:x="6.981cm" svg:y="23.856cm" svg:viewBox="0 0 3892 1884" svg:d="m3892 1392c0 272-226 492-502 492h-2888c-277 0-502-220-502-492v-899c0-273 225-493 502-493h2888c276 0 502 220 502 493z">
          <text:p/>
        </draw:path>
        <draw:frame draw:style-name="gr25" draw:text-style-name="P1" draw:layer="layout" svg:width="3.315cm" svg:height="0.359cm" svg:x="16.724cm" svg:y="20.945cm">
          <draw:text-box>
            <text:p text:style-name="P1"><text:span text:style-name="T2">UI for survey projects</text:span></text:p>
          </draw:text-box>
        </draw:frame>
        <draw:frame draw:style-name="gr26" draw:text-style-name="P1" draw:layer="layout" svg:width="3.44cm" svg:height="0.539cm" svg:x="7.453cm" svg:y="24.068cm">
          <draw:text-box>
            <text:p text:style-name="P1"><text:span text:style-name="T1">Barcode Portal</text:span></text:p>
          </draw:text-box>
        </draw:frame>
        <draw:frame draw:style-name="gr27" draw:text-style-name="P1" draw:layer="layout" svg:width="1.965cm" svg:height="0.359cm" svg:x="8.135cm" svg:y="24.75cm">
          <draw:text-box>
            <text:p text:style-name="P1"><text:span text:style-name="T2">[dna-key.se]</text:span></text:p>
          </draw:text-box>
        </draw:frame>
        <draw:path draw:style-name="gr1" draw:layer="layout" svg:width="3.817cm" svg:height="1.883cm" svg:x="2.369cm" svg:y="19.683cm" svg:viewBox="0 0 3818 1884" svg:d="m3818 1392c0 272-221 492-493 492h-2832c-273 0-493-220-493-492v-899c0-272 220-493 493-493h2832c272 0 493 221 493 493z">
          <text:p/>
        </draw:path>
        <draw:frame draw:style-name="gr28" draw:text-style-name="P1" draw:layer="layout" svg:width="4.197cm" svg:height="0.359cm" svg:x="7.183cm" svg:y="25.118cm">
          <draw:text-box>
            <text:p text:style-name="P1"><text:span text:style-name="T2">DNA barcode vouchers etc</text:span></text:p>
          </draw:text-box>
        </draw:frame>
        <draw:frame draw:style-name="gr29" draw:text-style-name="P1" draw:layer="layout" svg:width="1.541cm" svg:height="0.539cm" svg:x="3.572cm" svg:y="19.895cm">
          <draw:text-box>
            <text:p text:style-name="P1"><text:span text:style-name="T1">Report</text:span></text:p>
          </draw:text-box>
        </draw:frame>
        <draw:frame draw:style-name="gr30" draw:text-style-name="P1" draw:layer="layout" svg:width="3.632cm" svg:height="0.359cm" svg:x="2.798cm" svg:y="20.577cm">
          <draw:text-box>
            <text:p text:style-name="P1"><text:span text:style-name="T2">Create and print labels,</text:span></text:p>
          </draw:text-box>
        </draw:frame>
        <draw:path draw:style-name="gr1" draw:layer="layout" svg:width="3.817cm" svg:height="1.885cm" svg:x="2.393cm" svg:y="16.982cm" svg:viewBox="0 0 3818 1886" svg:d="m3818 1393c0 271-221 493-493 493h-2832c-273 0-493-222-493-493v-899c0-273 220-494 493-494h2832c272 0 493 221 493 494z">
          <text:p/>
        </draw:path>
        <draw:frame draw:style-name="gr31" draw:text-style-name="P1" draw:layer="layout" svg:width="3.21cm" svg:height="0.359cm" svg:x="2.976cm" svg:y="20.945cm">
          <draw:text-box>
            <text:p text:style-name="P1"><text:span text:style-name="T2">statistics, loan forms</text:span></text:p>
          </draw:text-box>
        </draw:frame>
        <draw:frame draw:style-name="gr32" draw:text-style-name="P1" draw:layer="layout" svg:width="4.221cm" svg:height="0.539cm" svg:x="2.511cm" svg:y="17.194cm">
          <draw:text-box>
            <text:p text:style-name="P1"><text:span text:style-name="T1">Core coll manager</text:span></text:p>
          </draw:text-box>
        </draw:frame>
        <draw:frame draw:style-name="gr33" draw:text-style-name="P1" draw:layer="layout" svg:width="3.091cm" svg:height="0.36cm" svg:x="2.98cm" svg:y="17.875cm">
          <draw:text-box>
            <text:p text:style-name="P1"><text:span text:style-name="T2">Managing collection</text:span></text:p>
          </draw:text-box>
        </draw:frame>
        <draw:path draw:style-name="gr1" draw:layer="layout" svg:width="3.817cm" svg:height="1.883cm" svg:x="11.585cm" svg:y="19.683cm" svg:viewBox="0 0 3818 1884" svg:d="m3818 1392c0 272-221 492-493 492h-2832c-273 0-493-220-493-492v-899c0-272 220-493 493-493h2832c272 0 493 221 493 493z">
          <text:p/>
        </draw:path>
        <draw:frame draw:style-name="gr34" draw:text-style-name="P1" draw:layer="layout" svg:width="2.699cm" svg:height="0.36cm" svg:x="3.191cm" svg:y="18.243cm">
          <draw:text-box>
            <text:p text:style-name="P1"><text:span text:style-name="T2">objects, loans etc</text:span></text:p>
          </draw:text-box>
        </draw:frame>
        <draw:frame draw:style-name="gr35" draw:text-style-name="P1" draw:layer="layout" svg:width="3.411cm" svg:height="0.539cm" svg:x="12.027cm" svg:y="19.895cm">
          <draw:text-box>
            <text:p text:style-name="P1"><text:span text:style-name="T1">Asset Manager</text:span></text:p>
          </draw:text-box>
        </draw:frame>
        <draw:frame draw:style-name="gr36" draw:text-style-name="P1" draw:layer="layout" svg:width="3.067cm" svg:height="0.359cm" svg:x="12.193cm" svg:y="20.577cm">
          <draw:text-box>
            <text:p text:style-name="P1"><text:span text:style-name="T2">Manage multimedia</text:span></text:p>
          </draw:text-box>
        </draw:frame>
        <draw:path draw:style-name="gr1" draw:layer="layout" svg:width="3.817cm" svg:height="1.883cm" svg:x="6.78cm" svg:y="19.683cm" svg:viewBox="0 0 3818 1884" svg:d="m3818 1392c0 272-221 492-493 492h-2832c-273 0-493-220-493-492v-899c0-272 220-493 493-493h2832c272 0 493 221 493 493z">
          <text:p/>
        </draw:path>
        <draw:frame draw:style-name="gr37" draw:text-style-name="P1" draw:layer="layout" svg:width="2.98cm" svg:height="0.359cm" svg:x="12.258cm" svg:y="20.945cm">
          <draw:text-box>
            <text:p text:style-name="P1"><text:span text:style-name="T2">and their metadata</text:span></text:p>
          </draw:text-box>
        </draw:frame>
        <draw:frame draw:style-name="gr38" draw:text-style-name="P1" draw:layer="layout" svg:width="2.902cm" svg:height="0.539cm" svg:x="7.447cm" svg:y="19.895cm">
          <draw:text-box>
            <text:p text:style-name="P1"><text:span text:style-name="T1">Taxon editor</text:span></text:p>
          </draw:text-box>
        </draw:frame>
        <draw:frame draw:style-name="gr39" draw:text-style-name="P1" draw:layer="layout" svg:width="3.057cm" svg:height="0.359cm" svg:x="7.429cm" svg:y="20.577cm">
          <draw:text-box>
            <text:p text:style-name="P1"><text:span text:style-name="T2">Create and manage</text:span></text:p>
          </draw:text-box>
        </draw:frame>
        <draw:path draw:style-name="gr1" draw:layer="layout" svg:width="3.817cm" svg:height="1.885cm" svg:x="16.122cm" svg:y="16.982cm" svg:viewBox="0 0 3818 1886" svg:d="m3818 1393c0 271-221 493-493 493h-2831c-273 0-494-222-494-493v-899c0-273 221-494 494-494h2831c272 0 493 221 493 494z">
          <text:p/>
        </draw:path>
        <draw:frame draw:style-name="gr40" draw:text-style-name="P1" draw:layer="layout" svg:width="3.5cm" svg:height="0.359cm" svg:x="7.209cm" svg:y="20.945cm">
          <draw:text-box>
            <text:p text:style-name="P1"><text:span text:style-name="T2">taxonomic information</text:span></text:p>
          </draw:text-box>
        </draw:frame>
        <draw:frame draw:style-name="gr41" draw:text-style-name="P1" draw:layer="layout" svg:width="2.934cm" svg:height="0.539cm" svg:x="16.715cm" svg:y="17.194cm">
          <draw:text-box>
            <text:p text:style-name="P1"><text:span text:style-name="T1">Geomapping</text:span></text:p>
          </draw:text-box>
        </draw:frame>
        <draw:frame draw:style-name="gr42" draw:text-style-name="P1" draw:layer="layout" svg:width="4.537cm" svg:height="0.36cm" svg:x="16.151cm" svg:y="17.875cm">
          <draw:text-box>
            <text:p text:style-name="P1"><text:span text:style-name="T2">Georeferencing, presentation</text:span></text:p>
          </draw:text-box>
        </draw:frame>
        <draw:path draw:style-name="gr1" draw:layer="layout" svg:width="3.891cm" svg:height="1.883cm" svg:x="16.318cm" svg:y="23.78cm" svg:viewBox="0 0 3892 1884" svg:d="m3892 1392c0 271-225 492-502 492h-2888c-277 0-502-221-502-492v-899c0-273 225-493 502-493h2888c277 0 502 220 502 493z">
          <text:p/>
        </draw:path>
        <draw:frame draw:style-name="gr43" draw:text-style-name="P1" draw:layer="layout" svg:width="1.252cm" svg:height="0.36cm" svg:x="17.52cm" svg:y="18.243cm">
          <draw:text-box>
            <text:p text:style-name="P1"><text:span text:style-name="T2">analysis</text:span></text:p>
          </draw:text-box>
        </draw:frame>
        <draw:frame draw:style-name="gr44" draw:text-style-name="P1" draw:layer="layout" svg:width="2.991cm" svg:height="0.539cm" svg:x="16.996cm" svg:y="23.991cm">
          <draw:text-box>
            <text:p text:style-name="P1"><text:span text:style-name="T1">Taxon pages</text:span></text:p>
          </draw:text-box>
        </draw:frame>
        <draw:frame draw:style-name="gr45" draw:text-style-name="P1" draw:layer="layout" svg:width="3.033cm" svg:height="0.359cm" svg:x="17.027cm" svg:y="24.673cm">
          <draw:text-box>
            <text:p text:style-name="P1"><text:span text:style-name="T2">[naturforskaren.se]</text:span></text:p>
          </draw:text-box>
        </draw:frame>
        <draw:path draw:style-name="gr1" draw:layer="layout" svg:width="3.89cm" svg:height="1.885cm" svg:x="2.425cm" svg:y="26.522cm" svg:viewBox="0 0 3891 1886" svg:d="m3891 1392c0 272-225 494-502 494h-2887c-277 0-502-222-502-494v-899c0-272 225-493 502-493h2887c277 0 502 221 502 493z">
          <text:p/>
        </draw:path>
        <draw:frame draw:style-name="gr46" draw:text-style-name="P1" draw:layer="layout" svg:width="3.347cm" svg:height="0.359cm" svg:x="16.894cm" svg:y="25.041cm">
          <draw:text-box>
            <text:p text:style-name="P1"><text:span text:style-name="T2">Taxon page interface</text:span></text:p>
          </draw:text-box>
        </draw:frame>
        <draw:frame draw:style-name="gr47" draw:text-style-name="P1" draw:layer="layout" svg:width="2.65cm" svg:height="0.54cm" svg:x="3.178cm" svg:y="26.734cm">
          <draw:text-box>
            <text:p text:style-name="P1"><text:span text:style-name="T1">MorphBank</text:span></text:p>
          </draw:text-box>
        </draw:frame>
        <draw:path draw:style-name="gr1" draw:layer="layout" svg:width="3.817cm" svg:height="1.885cm" svg:x="11.48cm" svg:y="16.982cm" svg:viewBox="0 0 3818 1886" svg:d="m3818 1393c0 271-221 493-493 493h-2832c-273 0-493-222-493-493v-899c0-273 220-494 493-494h2832c272 0 493 221 493 494z">
          <text:p/>
        </draw:path>
        <draw:frame draw:style-name="gr48" draw:text-style-name="P1" draw:layer="layout" svg:width="3.657cm" svg:height="0.359cm" svg:x="2.843cm" svg:y="27.416cm">
          <draw:text-box>
            <text:p text:style-name="P1"><text:span text:style-name="T2">Specimen image portal</text:span></text:p>
          </draw:text-box>
        </draw:frame>
        <draw:frame draw:style-name="gr49" draw:text-style-name="P1" draw:layer="layout" svg:width="2.511cm" svg:height="0.539cm" svg:x="12.268cm" svg:y="17.194cm">
          <draw:text-box>
            <text:p text:style-name="P1"><text:span text:style-name="T1">DNA editor</text:span></text:p>
          </draw:text-box>
        </draw:frame>
        <draw:frame draw:style-name="gr50" draw:text-style-name="P1" draw:layer="layout" svg:width="2.984cm" svg:height="0.36cm" svg:x="12.164cm" svg:y="17.875cm">
          <draw:text-box>
            <text:p text:style-name="P1"><text:span text:style-name="T2">Create, update and</text:span></text:p>
          </draw:text-box>
        </draw:frame>
        <draw:path draw:style-name="gr1" draw:layer="layout" svg:width="3.891cm" svg:height="1.883cm" svg:x="11.753cm" svg:y="23.856cm" svg:viewBox="0 0 3892 1884" svg:d="m3892 1392c0 272-225 492-502 492h-2888c-277 0-502-220-502-492v-899c0-273 225-493 502-493h2888c277 0 502 220 502 493z">
          <text:p/>
        </draw:path>
        <draw:frame draw:style-name="gr51" draw:text-style-name="P1" draw:layer="layout" svg:width="4.399cm" svg:height="0.36cm" svg:x="11.559cm" svg:y="18.243cm">
          <draw:text-box>
            <text:p text:style-name="P1"><text:span text:style-name="T2">manage DNA sequence data</text:span></text:p>
          </draw:text-box>
        </draw:frame>
        <draw:frame draw:style-name="gr52" draw:text-style-name="P1" draw:layer="layout" svg:width="3.07cm" svg:height="0.539cm" svg:x="12.378cm" svg:y="24.068cm">
          <draw:text-box>
            <text:p text:style-name="P1"><text:span text:style-name="T1">Loan request</text:span></text:p>
          </draw:text-box>
        </draw:frame>
        <draw:frame draw:style-name="gr53" draw:text-style-name="P1" draw:layer="layout" svg:width="3.941cm" svg:height="0.359cm" svg:x="12.066cm" svg:y="24.75cm">
          <draw:text-box>
            <text:p text:style-name="P1"><text:span text:style-name="T2">Public loan request form,</text:span></text:p>
          </draw:text-box>
        </draw:frame>
        <draw:path draw:style-name="gr54" draw:layer="layout" svg:width="3.987cm" svg:height="1.967cm" svg:x="7.552cm" svg:y="4.546cm" svg:viewBox="0 0 3988 1968" svg:d="m3988 1454c0 284-230 514-515 514h-2958c-284 0-515-230-515-514v-939c0-285 231-515 515-515h2958c285 0 515 230 515 515z">
          <text:p/>
        </draw:path>
        <draw:frame draw:style-name="gr55" draw:text-style-name="P1" draw:layer="layout" svg:width="3.433cm" svg:height="0.359cm" svg:x="12.256cm" svg:y="25.118cm">
          <draw:text-box>
            <text:p text:style-name="P1"><text:span text:style-name="T2">loan request handling</text:span></text:p>
          </draw:text-box>
        </draw:frame>
        <draw:frame draw:style-name="gr56" draw:text-style-name="P1" draw:layer="layout" svg:width="4.096cm" svg:height="0.563cm" svg:x="7.771cm" svg:y="4.766cm">
          <draw:text-box>
            <text:p text:style-name="P1"><text:span text:style-name="T1">Collection Object</text:span></text:p>
          </draw:text-box>
        </draw:frame>
        <draw:frame draw:style-name="gr57" draw:text-style-name="P1" draw:layer="layout" svg:width="4.817cm" svg:height="0.375cm" svg:x="7.58cm" svg:y="5.479cm">
          <draw:text-box>
            <text:p text:style-name="P1"><text:span text:style-name="T2">Catalog no, attributes, media,</text:span></text:p>
          </draw:text-box>
        </draw:frame>
        <draw:path draw:style-name="gr54" draw:layer="layout" svg:width="3.987cm" svg:height="1.967cm" svg:x="7.552cm" svg:y="7.079cm" svg:viewBox="0 0 3988 1968" svg:d="m3988 1454c0 284-230 514-515 514h-2958c-284 0-515-230-515-514v-939c0-285 231-515 515-515h2958c285 0 515 230 515 515z">
          <text:p/>
        </draw:path>
        <draw:frame draw:style-name="gr58" draw:text-style-name="P1" draw:layer="layout" svg:width="4.365cm" svg:height="0.376cm" svg:x="7.72cm" svg:y="5.862cm">
          <draw:text-box>
            <text:p text:style-name="P1"><text:span text:style-name="T2">preparation, determination</text:span></text:p>
          </draw:text-box>
        </draw:frame>
        <draw:frame draw:style-name="gr59" draw:text-style-name="P1" draw:layer="layout" svg:width="2.811cm" svg:height="0.564cm" svg:x="8.334cm" svg:y="7.3cm">
          <draw:text-box>
            <text:p text:style-name="P1"><text:span text:style-name="T1">Transaction</text:span></text:p>
          </draw:text-box>
        </draw:frame>
        <draw:frame draw:style-name="gr60" draw:text-style-name="P1" draw:layer="layout" svg:width="4.389cm" svg:height="0.375cm" svg:x="7.746cm" svg:y="8.012cm">
          <draw:text-box>
            <text:p text:style-name="P1"><text:span text:style-name="T2">Loan, borrow, deaccession,</text:span></text:p>
          </draw:text-box>
        </draw:frame>
        <draw:path draw:style-name="gr54" draw:layer="layout" svg:width="3.986cm" svg:height="1.967cm" svg:x="12.246cm" svg:y="4.546cm" svg:viewBox="0 0 3987 1968" svg:d="m3987 1454c0 284-231 514-515 514h-2957c-285 0-515-230-515-514v-939c0-285 230-515 515-515h2957c284 0 515 230 515 515z">
          <text:p/>
        </draw:path>
        <draw:frame draw:style-name="gr61" draw:text-style-name="P1" draw:layer="layout" svg:width="1.572cm" svg:height="0.376cm" svg:x="8.884cm" svg:y="8.396cm">
          <draw:text-box>
            <text:p text:style-name="P1"><text:span text:style-name="T2">exchange</text:span></text:p>
          </draw:text-box>
        </draw:frame>
        <draw:frame draw:style-name="gr62" draw:text-style-name="P1" draw:layer="layout" svg:width="1.859cm" svg:height="0.563cm" svg:x="13.412cm" svg:y="4.766cm">
          <draw:text-box>
            <text:p text:style-name="P1"><text:span text:style-name="T1">Locality</text:span></text:p>
          </draw:text-box>
        </draw:frame>
        <draw:frame draw:style-name="gr63" draw:text-style-name="P1" draw:layer="layout" svg:width="3.731cm" svg:height="0.375cm" svg:x="12.702cm" svg:y="5.479cm">
          <draw:text-box>
            <text:p text:style-name="P1"><text:span text:style-name="T2">Coordinates, elevation,</text:span></text:p>
          </draw:text-box>
        </draw:frame>
        <draw:path draw:style-name="gr54" draw:layer="layout" svg:width="3.987cm" svg:height="1.967cm" svg:x="2.966cm" svg:y="4.546cm" svg:viewBox="0 0 3988 1968" svg:d="m3988 1454c0 284-230 514-515 514h-2958c-285 0-515-230-515-514v-939c0-285 230-515 515-515h2958c285 0 515 230 515 515z">
          <text:p/>
        </draw:path>
        <draw:frame draw:style-name="gr64" draw:text-style-name="P1" draw:layer="layout" svg:width="3.919cm" svg:height="0.376cm" svg:x="12.631cm" svg:y="5.862cm">
          <draw:text-box>
            <text:p text:style-name="P1"><text:span text:style-name="T2">geography, stratigraphy</text:span></text:p>
          </draw:text-box>
        </draw:frame>
        <draw:frame draw:style-name="gr65" draw:text-style-name="P1" draw:layer="layout" svg:width="2.628cm" svg:height="0.563cm" svg:x="3.797cm" svg:y="4.766cm">
          <draw:text-box>
            <text:p text:style-name="P1"><text:span text:style-name="T1">Collections</text:span></text:p>
          </draw:text-box>
        </draw:frame>
        <draw:frame draw:style-name="gr66" draw:text-style-name="P1" draw:layer="layout" svg:width="3.785cm" svg:height="0.375cm" svg:x="3.395cm" svg:y="5.479cm">
          <draw:text-box>
            <text:p text:style-name="P1"><text:span text:style-name="T2">Institutions, disciplines,</text:span></text:p>
          </draw:text-box>
        </draw:frame>
        <draw:path draw:style-name="gr54" draw:layer="layout" svg:width="3.987cm" svg:height="1.967cm" svg:x="2.859cm" svg:y="7.079cm" svg:viewBox="0 0 3988 1968" svg:d="m3988 1454c0 284-230 514-515 514h-2958c-285 0-515-230-515-514v-939c0-285 230-515 515-515h2958c285 0 515 230 515 515z">
          <text:p/>
        </draw:path>
        <draw:frame draw:style-name="gr67" draw:text-style-name="P1" draw:layer="layout" svg:width="1.227cm" svg:height="0.376cm" svg:x="4.443cm" svg:y="5.862cm">
          <draw:text-box>
            <text:p text:style-name="P1"><text:span text:style-name="T2">storage</text:span></text:p>
          </draw:text-box>
        </draw:frame>
        <draw:frame draw:style-name="gr68" draw:text-style-name="P1" draw:layer="layout" svg:width="3.852cm" svg:height="0.564cm" svg:x="3.243cm" svg:y="7.3cm">
          <draw:text-box>
            <text:p text:style-name="P1"><text:span text:style-name="T1">Reference Work</text:span></text:p>
          </draw:text-box>
        </draw:frame>
        <draw:frame draw:style-name="gr69" draw:text-style-name="P1" draw:layer="layout" svg:width="1.595cm" svg:height="0.375cm" svg:x="4.206cm" svg:y="8.012cm">
          <draw:text-box>
            <text:p text:style-name="P1"><text:span text:style-name="T2">[RefBank]</text:span></text:p>
          </draw:text-box>
        </draw:frame>
        <draw:path draw:style-name="gr54" draw:layer="layout" svg:width="3.986cm" svg:height="1.967cm" svg:x="12.246cm" svg:y="7.079cm" svg:viewBox="0 0 3987 1968" svg:d="m3987 1454c0 284-231 514-515 514h-2957c-285 0-515-230-515-514v-939c0-285 230-515 515-515h2957c284 0 515 230 515 515z">
          <text:p/>
        </draw:path>
        <draw:frame draw:style-name="gr70" draw:text-style-name="P1" draw:layer="layout" svg:width="3.925cm" svg:height="0.376cm" svg:x="3.218cm" svg:y="8.396cm">
          <draw:text-box>
            <text:p text:style-name="P1"><text:span text:style-name="T2">Journal article, book, etc</text:span></text:p>
          </draw:text-box>
        </draw:frame>
        <draw:frame draw:style-name="gr71" draw:text-style-name="P1" draw:layer="layout" svg:width="1.418cm" svg:height="0.564cm" svg:x="13.574cm" svg:y="7.3cm">
          <draw:text-box>
            <text:p text:style-name="P1"><text:span text:style-name="T1">Agent</text:span></text:p>
          </draw:text-box>
        </draw:frame>
        <draw:frame draw:style-name="gr72" draw:text-style-name="P1" draw:layer="layout" svg:width="2.867cm" svg:height="0.375cm" svg:x="13.042cm" svg:y="8.012cm">
          <draw:text-box>
            <text:p text:style-name="P1"><text:span text:style-name="T2">Name, institution,</text:span></text:p>
          </draw:text-box>
        </draw:frame>
        <draw:path draw:style-name="gr73" draw:layer="layout" svg:width="14.657cm" svg:height="5.239cm" svg:x="2.4cm" svg:y="4.118cm" svg:viewBox="0 0 14658 5240" svg:d="m14658 4782c0 254-222 458-494 458h-13670c-272 0-494-204-494-458v-4324c0-254 222-458 494-458h13670c272 0 494 204 494 458z">
          <text:p/>
        </draw:path>
        <draw:frame draw:style-name="gr74" draw:text-style-name="P1" draw:layer="layout" svg:width="1.98cm" svg:height="0.376cm" svg:x="13.44cm" svg:y="8.396cm">
          <draw:text-box>
            <text:p text:style-name="P1"><text:span text:style-name="T2">address, etc</text:span></text:p>
          </draw:text-box>
        </draw:frame>
        <draw:frame draw:style-name="gr75" draw:layer="layout" svg:width="8.079cm" svg:height="0.497cm" svg:x="2.655cm" svg:y="3.435cm">
          <draw:text-box>
            <text:p text:style-name="P1"><text:span text:style-name="T1">Specify-remainder [several APIs exist]</text:span></text:p>
          </draw:text-box>
        </draw:frame>
        <draw:frame draw:style-name="gr76" draw:text-style-name="P3" draw:layer="layout" svg:width="6.775cm" svg:height="0.581cm" svg:x="5.767cm" svg:y="2.377cm">
          <draw:text-box>
            <text:p text:style-name="P2"><text:span text:style-name="T3">Entities and access APIs</text:span></text:p>
          </draw:text-box>
        </draw:frame>
        <draw:frame draw:style-name="gr77" draw:text-style-name="P3" draw:layer="layout" svg:width="9.798cm" svg:height="0.581cm" svg:x="6.49cm" svg:y="15.581cm">
          <draw:text-box>
            <text:p text:style-name="P2"><text:span text:style-name="T3">Collection manager user interfaces</text:span></text:p>
          </draw:text-box>
        </draw:frame>
        <draw:frame draw:style-name="gr78" draw:text-style-name="P2" draw:layer="layout" svg:width="9.768cm" svg:height="0.631cm" svg:x="6.718cm" svg:y="22.443cm">
          <draw:text-box>
            <text:p text:style-name="P2"><text:span text:style-name="T3">Public user interfaces and services</text:span></text:p>
          </draw:text-box>
        </draw:frame>
        <draw:frame draw:style-name="gr79" draw:text-style-name="P1" draw:layer="layout" svg:width="0.599cm" svg:height="0.556cm" svg:x="3.454cm" svg:y="9.515cm">
          <draw:text-box>
            <text:p text:style-name="P1"><text:span text:style-name="T1">EE</text:span></text:p>
          </draw:text-box>
        </draw:frame>
        <draw:frame draw:style-name="gr80" draw:text-style-name="P1" draw:layer="layout" svg:width="0.655cm" svg:height="0.556cm" svg:x="7.931cm" svg:y="9.515cm">
          <draw:text-box>
            <text:p text:style-name="P1"><text:span text:style-name="T1">CA</text:span></text:p>
          </draw:text-box>
        </draw:frame>
        <draw:frame draw:style-name="gr79" draw:text-style-name="P1" draw:layer="layout" svg:width="0.599cm" svg:height="0.556cm" svg:x="12.508cm" svg:y="9.515cm">
          <draw:text-box>
            <text:p text:style-name="P1"><text:span text:style-name="T1">SE</text:span></text:p>
          </draw:text-box>
        </draw:frame>
        <draw:frame draw:style-name="gr81" draw:text-style-name="P1" draw:layer="layout" svg:width="0.253cm" svg:height="0.557cm" svg:x="3.592cm" svg:y="12.152cm">
          <draw:text-box>
            <text:p text:style-name="P1"><text:span text:style-name="T1">?</text:span></text:p>
          </draw:text-box>
        </draw:frame>
        <draw:frame draw:style-name="gr82" draw:text-style-name="P1" draw:layer="layout" svg:width="0.599cm" svg:height="0.557cm" svg:x="7.98cm" svg:y="12.152cm">
          <draw:text-box>
            <text:p text:style-name="P1"><text:span text:style-name="T1">SE</text:span></text:p>
          </draw:text-box>
        </draw:frame>
        <draw:frame draw:style-name="gr83" draw:text-style-name="P1" draw:layer="layout" svg:width="0.643cm" svg:height="0.497cm" svg:x="7.295cm" svg:y="16.427cm">
          <draw:text-box>
            <text:p text:style-name="P1"><text:span text:style-name="T1">DK</text:span></text:p>
          </draw:text-box>
        </draw:frame>
        <draw:frame draw:style-name="gr84" draw:text-style-name="P1" draw:layer="layout" svg:width="0.621cm" svg:height="0.497cm" svg:x="11.738cm" svg:y="16.427cm">
          <draw:text-box>
            <text:p text:style-name="P1"><text:span text:style-name="T1">CA</text:span></text:p>
          </draw:text-box>
        </draw:frame>
        <draw:frame draw:style-name="gr85" draw:text-style-name="P1" draw:layer="layout" svg:width="0.24cm" svg:height="0.497cm" svg:x="16.48cm" svg:y="16.427cm">
          <draw:text-box>
            <text:p text:style-name="P1"><text:span text:style-name="T1">?</text:span></text:p>
          </draw:text-box>
        </draw:frame>
        <draw:frame draw:style-name="gr86" draw:text-style-name="P1" draw:layer="layout" svg:width="0.245cm" svg:height="0.539cm" svg:x="2.898cm" svg:y="19.083cm">
          <draw:text-box>
            <text:p text:style-name="P1"><text:span text:style-name="T1">?</text:span></text:p>
          </draw:text-box>
        </draw:frame>
        <draw:frame draw:style-name="gr87" draw:text-style-name="P1" draw:layer="layout" svg:width="0.581cm" svg:height="0.539cm" svg:x="7.207cm" svg:y="19.083cm">
          <draw:text-box>
            <text:p text:style-name="P1"><text:span text:style-name="T1">EE</text:span></text:p>
          </draw:text-box>
        </draw:frame>
        <draw:frame draw:style-name="gr87" draw:text-style-name="P1" draw:layer="layout" svg:width="0.581cm" svg:height="0.539cm" svg:x="11.751cm" svg:y="19.083cm">
          <draw:text-box>
            <text:p text:style-name="P1"><text:span text:style-name="T1">SE</text:span></text:p>
          </draw:text-box>
        </draw:frame>
        <draw:frame draw:style-name="gr88" draw:text-style-name="P1" draw:layer="layout" svg:width="0.593cm" svg:height="0.54cm" svg:x="2.727cm" svg:y="23.167cm">
          <draw:text-box>
            <text:p text:style-name="P1"><text:span text:style-name="T1">SE</text:span></text:p>
          </draw:text-box>
        </draw:frame>
        <draw:frame draw:style-name="gr89" draw:text-style-name="P1" draw:layer="layout" svg:width="0.592cm" svg:height="0.54cm" svg:x="7.242cm" svg:y="23.167cm">
          <draw:text-box>
            <text:p text:style-name="P1"><text:span text:style-name="T1">SE</text:span></text:p>
          </draw:text-box>
        </draw:frame>
        <draw:frame draw:style-name="gr88" draw:text-style-name="P1" draw:layer="layout" svg:width="0.593cm" svg:height="0.54cm" svg:x="12.096cm" svg:y="23.167cm">
          <draw:text-box>
            <text:p text:style-name="P1"><text:span text:style-name="T1">SE</text:span></text:p>
          </draw:text-box>
        </draw:frame>
        <draw:path draw:style-name="gr1" draw:layer="layout" svg:width="3.891cm" svg:height="1.885cm" svg:x="6.927cm" svg:y="26.522cm" svg:viewBox="0 0 3892 1886" svg:d="m3892 1392c0 272-225 494-502 494h-2888c-277 0-502-222-502-494v-899c0-272 225-493 502-493h2888c277 0 502 221 502 493z">
          <text:p/>
        </draw:path>
        <draw:frame draw:style-name="gr89" draw:text-style-name="P1" draw:layer="layout" svg:width="0.592cm" svg:height="0.54cm" svg:x="16.677cm" svg:y="23.167cm">
          <draw:text-box>
            <text:p text:style-name="P1"><text:span text:style-name="T1">SE</text:span></text:p>
          </draw:text-box>
        </draw:frame>
        <draw:frame draw:style-name="gr90" draw:text-style-name="P1" draw:layer="layout" svg:width="3.964cm" svg:height="0.54cm" svg:x="7.192cm" svg:y="26.734cm">
          <draw:text-box>
            <text:p text:style-name="P1"><text:span text:style-name="T1">Occurrence Data</text:span></text:p>
          </draw:text-box>
        </draw:frame>
        <draw:frame draw:style-name="gr91" draw:text-style-name="P1" draw:layer="layout" svg:width="3.843cm" svg:height="0.359cm" svg:x="7.303cm" svg:y="27.416cm">
          <draw:text-box>
            <text:p text:style-name="P1"><text:span text:style-name="T2">Occurrence data service</text:span></text:p>
          </draw:text-box>
        </draw:frame>
        <draw:frame draw:style-name="gr92" draw:text-style-name="P1" draw:layer="layout" svg:width="3.562cm" svg:height="0.359cm" svg:x="7.435cm" svg:y="27.784cm">
          <draw:text-box>
            <text:p text:style-name="P1"><text:span text:style-name="T2">for GBIF, Lifewatch etc</text:span></text:p>
          </draw:text-box>
        </draw:frame>
        <draw:path draw:style-name="gr1" draw:layer="layout" svg:width="3.891cm" svg:height="1.885cm" svg:x="11.654cm" svg:y="26.522cm" svg:viewBox="0 0 3892 1886" svg:d="m3892 1392c0 272-226 494-503 494h-2887c-277 0-502-222-502-494v-899c0-272 225-493 502-493h2887c277 0 503 221 503 493z">
          <text:p/>
        </draw:path>
        <draw:frame draw:style-name="gr89" draw:text-style-name="P1" draw:layer="layout" svg:width="0.592cm" svg:height="0.54cm" svg:x="7.242cm" svg:y="25.91cm">
          <draw:text-box>
            <text:p text:style-name="P1"><text:span text:style-name="T1">SE</text:span></text:p>
          </draw:text-box>
        </draw:frame>
        <draw:frame draw:style-name="gr93" draw:text-style-name="P1" draw:layer="layout" svg:width="3.243cm" svg:height="0.54cm" svg:x="12.196cm" svg:y="26.734cm">
          <draw:text-box>
            <text:p text:style-name="P1"><text:span text:style-name="T1">Genome Data</text:span></text:p>
          </draw:text-box>
        </draw:frame>
        <draw:frame draw:style-name="gr94" draw:text-style-name="P1" draw:layer="layout" svg:width="4.588cm" svg:height="0.359cm" svg:x="11.668cm" svg:y="27.416cm">
          <draw:text-box>
            <text:p text:style-name="P1"><text:span text:style-name="T2">DNA data and DNA collection</text:span></text:p>
          </draw:text-box>
        </draw:frame>
        <draw:frame draw:style-name="gr95" draw:text-style-name="P1" draw:layer="layout" svg:width="4.074cm" svg:height="0.359cm" svg:x="11.919cm" svg:y="27.784cm">
          <draw:text-box>
            <text:p text:style-name="P1"><text:span text:style-name="T2">service for GGBN network</text:span></text:p>
          </draw:text-box>
        </draw:frame>
        <draw:frame draw:style-name="gr96" draw:text-style-name="P1" draw:layer="layout" svg:width="0.25cm" svg:height="0.54cm" svg:x="12.103cm" svg:y="25.91cm">
          <draw:text-box>
            <text:p text:style-name="P1"><text:span text:style-name="T1">?</text:span></text:p>
          </draw:text-box>
        </draw:frame>
        <draw:frame draw:style-name="gr97" draw:text-style-name="P1" draw:layer="layout" svg:width="0.902cm" svg:height="0.54cm" svg:x="2.578cm" svg:y="25.91cm">
          <draw:text-box>
            <text:p text:style-name="P1"><text:span text:style-name="T1">TLH</text:span></text:p>
          </draw:text-box>
        </draw:frame>
        <draw:frame draw:style-name="gr87" draw:text-style-name="P1" draw:layer="layout" svg:width="0.581cm" svg:height="0.539cm" svg:x="16.423cm" svg:y="19.083cm">
          <draw:text-box>
            <text:p text:style-name="P1"><text:span text:style-name="T1">SE</text:span></text:p>
          </draw:text-box>
        </draw:frame>
        <draw:frame draw:style-name="gr98" draw:text-style-name="P1" draw:layer="layout" svg:width="0.567cm" svg:height="0.497cm" svg:x="3.004cm" svg:y="16.427cm">
          <draw:text-box>
            <text:p text:style-name="P1"><text:span text:style-name="T1">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1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9-23T13:13:11</dc:date>
    <dc:creator>Markus Skyttner</dc:creator>
    <meta:document-statistic meta:object-count="128"/>
    <meta:generator>LibreOffice/3.5$Linux_X86_64 LibreOffice_project/350m1$Build-2</meta:generator>
  </office:meta>
</office:document-meta>
</file>